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236in"/>
    </style:style>
    <style:style style:name="co3" style:family="table-column">
      <style:table-column-properties fo:break-before="auto" style:column-width="7.1035in"/>
    </style:style>
    <style:style style:name="co4" style:family="table-column">
      <style:table-column-properties fo:break-before="auto" style:column-width="7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Шаги воспроизведения</text:p>
          </table:table-cell>
          <table:table-cell office:value-type="string" calcext:value-type="string">
            <text:p>Ожидаемый результат / Фактический результат</text:p>
          </table:table-cell>
        </table:table-row>
        <table:table-row table:style-name="ro1">
          <table:table-cell office:value-type="string" calcext:value-type="string">
            <text:p>FORM-KA-2</text:p>
          </table:table-cell>
          <table:table-cell office:value-type="string" calcext:value-type="string">
            <text:p>Поле “Фамилия” допускает некорректные символы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ОР: форма выдаст ошибку / ФР: форма обрабатывает данные, выводит их на экра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Кликнуть в поле ввода фамили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Ввести в поле цифры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Заполнить обязательные для заполнения поля в форме (отмечены красной звёздочкой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Кликнуть на кнопку “Submit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ле “Как вы о нас узнали?” не является обязательным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ОР: форма выдаст ошибку / ФР: форма обрабатывает данные, выводит их на экра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Заполнить все обязательные поля (отмечены красной звёздочкой), кроме поля “Как вы о нас узнали?”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Кликнуть на кнопку “Submit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екретная фраза выводится на экран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ОР: выведенные на экран данные не будут содержать секретную фразу / ФР: секретная фраза отображается на экран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Заполнить все обязательные поля (отмечены красной звёздочкой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Кликнуть на кнопку “Submit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озраст может быть равен нулю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ОР: форма выдаст ошибку / ФР: форма обрабатывает данные, выводит их на экра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Заполнить все обязательные поля (отмечены красной звёздочкой). При заполнении возраста ввести ноль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Кликнуть на кнопку “Submit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ле “Возраст” принимает в себя буквы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ОР: форма выдаст ошибку / ФР: форма обрабатывает данные, выводит их на экра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Заполнить все обязательные поля (отмечены красной звёздочкой) до поля “Возраст”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 Скопировать текст Lorem Ips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. Вставить этот текст в поле “Возраст”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. Заполнить остальные обязательные пол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2:03:46.369709594</meta:creation-date>
    <meta:generator>LibreOffice/7.5.1.2$Linux_X86_64 LibreOffice_project/50$Build-2</meta:generator>
    <dc:date>2023-03-18T22:30:29.960909932</dc:date>
    <meta:editing-duration>PT26M39S</meta:editing-duration>
    <meta:editing-cycles>10</meta:editing-cycles>
    <meta:document-statistic meta:table-count="1" meta:cell-count="34" meta:object-count="0"/>
  </office:meta>
</office:document-meta>
</file>